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inal Project Report</text:p>
      <text:p text:style-name="P1"/>
      <text:p text:style-name="Standard"/>
      <text:p text:style-name="Standard">When given this project, the first thing is for me to do is to <text:s/>read the description and understand the sample codes. For me the CRC8 is hard to understand completely. But that's fine as long as I know how to use it. After reading the sample codes, I ran the sample codes. But failed since I made a stupid mistake and I should have run the receiver first, then the sender. That makes sense that <text:s/>if the connection (the receiver has not been informed) has not been set up, <text:s/>how can the sender transmit data t o the receiver? </text:p>
      <text:p text:style-name="Standard"/>
      <text:p text:style-name="Standard">After successfully ran the sample code. I needed to realize reading in file and converting the data to byte array, and transferring to output file. </text:p>
      <text:p text:style-name="Standard"/>
      <text:p text:style-name="Standard">After that, comes the core part of this project, using a link, transfer frames from sender to receiver, and generate error accordingly. </text:p>
      <text:p text:style-name="Standard"/>
      <text:p text:style-name="Standard">First, I successfully created a data frame, which will be used to load the read in packet/payload and the relative headers, like the sequence number, payload length, and the checksum, which is calculated by employing the CRC8. <text:s/>The first time, I took out the data members (here means to payload) from the frame and put them back to the sending buffer, since the sending buffer is a byte array but the data frame is a class. But if implement this way, what I am sending is not actually a frame( with no headers). So later on, I use a function to convert between the data frame and <text:s/>byte array (since in the receiver class, the receiving buffer, which is a byte array, needs to be converted to a data frame in order to get the data members in the frame ). After converting a data frame to a byte array, it's easier to transmit the data frames and ack frames. </text:p>
      <text:p text:style-name="Standard"/>
      <text:p text:style-name="Standard">Then the next step is to generate the error. The method to generate an error I originally considered is to randomly decide which byte of the 16-byte payload to create error, then convert this byte to bits, and randomly choose which bit to <text:s/>make error. After deciding which bit, simply flip this bit. But I was introduced an easier way to generate error, by creating and shifting the byte mask 1, and do the OR calculation with the original byte. It will generate one bit error in the byte. </text:p>
      <text:p text:style-name="Standard"/>
      <text:p text:style-name="Standard">Next barrier is how to create the errors based on the error rate. (This way is not the correct way, since what I considered is not the error rate for single frame but for the whole file. Anyway write here for future reference) According to the given formula in the <text:s/>requirement, the amount of theoretical frame is equal to the division of packet read and (1 minus error rate). When byte array length is equal to or greater than the <text:s/>payload size, and the modulus of them is 0, the packet read is equal to the read in byte array length dividing the payload size, else packet read increase by 1. Then the frames damaged will be the result of theoretical total frames minus the number of packet read. According to the amount of frames damaged, randomly generate the same number of index, refering to the packet will be damaged, the value is between 0 and the number of packet. But not unique, since one frame may be damaged multiple times. Then put these index in the hash map, the key <text:s/>is the index, the payload is the count of the index. Then when transmitting frames, check whether the frame index/ sequence number is in the hash map, if yes, generate error. If received negative ack frame, <text:s/>recheck whether the index is in the hash map, if yes continue generate error, if not transfer the buffer data frame. </text:p>
      <text:p text:style-name="Standard"/>
      <text:p text:style-name="Standard"><text:soft-page-break/>So the correct way is to generate error for <text:s/>a single frame according to the error rate. Then I used math.random() to randomly generate an probability between 0 and 1, if this probability is less or equal to the input error rate, generate error, if not transfer the correct (or buffer) frame. Then after receiving the ack frame, if negative, repeat the previous method to decide whether to generate error or not.</text:p>
      <text:p text:style-name="Standard"/>
      <text:p text:style-name="Standard">So in this way, the amount of theoretical frames and the amount of frames actually transmitted are not equal for most of the time. Since the probability is randomly generated.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CS313 Computer Networking <text:s/>&amp; Telecommunication <text:s text:c="31"/>Qiongying Xiu <text:s text:c="3"/>Spring 2104 <text:s text:c="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chel xiu</meta:initial-creator>
    <meta:creation-date>2014-04-17T16:51:25</meta:creation-date>
    <dc:date>2014-05-03T19:49:48</dc:date>
    <dc:creator>rachel xiu</dc:creator>
    <meta:editing-duration>PT17H3M4S</meta:editing-duration>
    <meta:editing-cycles>4</meta:editing-cycles>
    <meta:generator>LibreOffice/3.5$Linux_x86 LibreOffice_project/350m1$Build-2</meta:generator>
    <meta:document-statistic meta:table-count="0" meta:image-count="0" meta:object-count="0" meta:page-count="2" meta:paragraph-count="10" meta:word-count="748" meta:character-count="4182" meta:non-whitespace-character-count="3387"/>
  </office:meta>
</office:document-meta>
</file>